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transparen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2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ddddd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fo:color="#6666ff"/>
    </style:style>
  </office:automatic-styles>
  <office:body>
    <office:spreadsheet>
      <table:table table:name="Recipe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sh</text:p>
          </table:table-cell>
          <table:table-cell table:style-name="ce1" office:value-type="string" calcext:value-type="string">
            <text:p>Ingredi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How many people the dish feeds</text:p>
          </table:table-cell>
          <table:table-cell table:style-name="ce10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ereal</text:p>
          </table:table-cell>
          <table:table-cell table:style-name="ce2" table:number-columns-repeated="1022"/>
          <table:table-cell/>
        </table:table-row>
        <table:table-row table:style-name="ro1">
          <table:table-cell/>
          <table:table-cell office:value-type="string" calcext:value-type="string">
            <text:p>Joghurt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lk (UHT)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nflakes</text:p>
          </table:table-cell>
          <table:table-cell/>
          <table:table-cell office:value-type="string" calcext:value-type="string">
            <text:p>g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li</text:p>
          </table:table-cell>
          <table:table-cell/>
          <table:table-cell office:value-type="string" calcext:value-type="string">
            <text:p>g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2" office:value-type="string" calcext:value-type="string">
            <text:p>Fruit</text:p>
          </table:table-cell>
          <table:table-cell table:style-name="ce2" table:number-columns-repeated="1022"/>
          <table:table-cell/>
        </table:table-row>
        <table:table-row table:style-name="ro1">
          <table:table-cell/>
          <table:table-cell office:value-type="string" calcext:value-type="string">
            <text:p>- Bananas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s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Other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2" office:value-type="string" calcext:value-type="string">
            <text:p>Bread</text:p>
          </table:table-cell>
          <table:table-cell table:style-name="ce2" table:number-columns-repeated="1022"/>
          <table:table-cell/>
        </table:table-row>
        <table:table-row table:style-name="ro1">
          <table:table-cell/>
          <table:table-cell office:value-type="string" calcext:value-type="string">
            <text:p>Brötchen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zen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tter</text:p>
          </table:table-cell>
          <table:table-cell/>
          <table:table-cell office:value-type="string" calcext:value-type="string">
            <text:p>g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2" office:value-type="string" calcext:value-type="string">
            <text:p>Drinks</text:p>
          </table:table-cell>
          <table:table-cell table:style-name="ce2" table:number-columns-repeated="1022"/>
          <table:table-cell/>
        </table:table-row>
        <table:table-row table:style-name="ro1">
          <table:table-cell/>
          <table:table-cell office:value-type="string" calcext:value-type="string">
            <text:p>- Orange juice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 juice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Tea</text:p>
          </table:table-cell>
          <table:table-cell/>
          <table:table-cell office:value-type="string" calcext:value-type="string">
            <text:p>bag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 office:value-type="string" calcext:value-type="string">
            <text:p>- Coffee</text:p>
          </table:table-cell>
          <table:table-cell table:style-name="ce9" table:number-columns-repeated="3"/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 office:value-type="string" calcext:value-type="string">
            <text:p>- Sugar</text:p>
          </table:table-cell>
          <table:table-cell table:style-name="ce9"/>
          <table:table-cell table:style-name="ce6" office:value-type="string" calcext:value-type="string">
            <text:p>g</text:p>
          </table:table-cell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6" office:value-type="string" calcext:value-type="string">
            <text:p>- Milk</text:p>
          </table:table-cell>
          <table:table-cell table:style-name="ce9"/>
          <table:table-cell table:style-name="ce1" table:number-columns-repeated="2"/>
          <table:table-cell table:style-name="ce9"/>
          <table:table-cell table:number-columns-repeated="1018"/>
        </table:table-row>
        <table:table-row table:style-name="ro1">
          <table:table-cell table:style-name="ce1"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Egg sandwiches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hard-boiled eggs, chopp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3 spring on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n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lettuce lea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mayonn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sp mus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cumber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c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5g cream chees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ie / Apple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g bri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atwurst / mustard / horseradish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saus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must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horserad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eef / Sausages / Bratwurst</text:p>
          </table:table-cell>
          <table:table-cell table:style-name="ce7" table:number-columns-repeated="3"/>
          <table:table-cell table:style-name="ce4" table:formula="of:=[.C47]/200" office:value-type="float" office:value="0.375" calcext:value-type="float">
            <text:p>0.375</text:p>
          </table:table-cell>
          <table:table-cell table:style-name="ce4" office:value-type="string" calcext:value-type="string">
            <text:p>Should have 200g sides, 200g meat, per person</text:p>
          </table:table-cell>
          <table:table-cell table:style-name="ce11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sau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(1 is 75g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ish / Salmon</text:p>
          </table:table-cell>
          <table:table-cell table:style-name="ce5"/>
          <table:table-cell table:style-name="ce4" table:number-columns-repeated="2"/>
          <table:table-cell table:style-name="ce4" table:formula="of:=[.C50]/200" office:value-type="float" office:value="0.001" calcext:value-type="float">
            <text:p>0.001</text:p>
          </table:table-cell>
          <table:table-cell table:style-name="ce11"/>
          <table:table-cell table:style-name="ce14"/>
          <table:table-cell table:style-name="ce4"/>
          <table:table-cell table:style-name="ce11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Haloumi</text:p>
          </table:table-cell>
          <table:table-cell table:style-name="ce4"/>
          <table:table-cell table:style-name="ce5" table:number-columns-repeated="2"/>
          <table:table-cell table:style-name="ce4" table:formula="of:=[.C53]/200" office:value-type="float" office:value="0.0015" calcext:value-type="float">
            <text:p>0.0015</text:p>
          </table:table-cell>
          <table:table-cell table:style-name="ce11"/>
          <table:table-cell table:style-name="ce15"/>
          <table:table-cell table:style-name="ce5"/>
          <table:table-cell table:style-name="ce11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ried onions</text:p>
          </table:table-cell>
          <table:table-cell table:style-name="ce4" table:number-columns-repeated="4"/>
          <table:table-cell table:style-name="ce11"/>
          <table:table-cell table:style-name="ce14"/>
          <table:table-cell table:style-name="ce4"/>
          <table:table-cell table:style-name="ce11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auerkraut</text:p>
          </table:table-cell>
          <table:table-cell table:style-name="ce5"/>
          <table:table-cell table:style-name="ce4" table:number-columns-repeated="3"/>
          <table:table-cell table:style-name="ce11"/>
          <table:table-cell table:style-name="ce14"/>
          <table:table-cell table:style-name="ce13"/>
          <table:table-cell table:style-name="ce11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rn</text:p>
          </table:table-cell>
          <table:table-cell table:style-name="ce4" table:number-columns-repeated="4"/>
          <table:table-cell table:style-name="ce11"/>
          <table:table-cell table:style-name="ce14"/>
          <table:table-cell table:style-name="ce13"/>
          <table:table-cell table:style-name="ce11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hicken wings</text:p>
          </table:table-cell>
          <table:table-cell table:style-name="ce2" table:number-columns-repeated="3"/>
          <table:table-cell table:style-name="ce2" table:formula="of:=30*[.C65]/200" office:value-type="float" office:value="3.75" calcext:value-type="float">
            <text:p>3.75</text:p>
          </table:table-cell>
          <table:table-cell table:style-name="ce2" table:number-columns-repeated="3"/>
          <table:table-cell table:style-name="ce11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Chicken wings (1 is 30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gs</text:p>
          </table:table-cell>
          <table:table-cell/>
          <table:table-cell office:value-type="string" calcext:value-type="string">
            <text:p>with Ginger &amp; Honey marina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spring onions, finely sli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http://www.jamieoliver.com/magazine/recipes-view.php?title=ginger-aamp-honey-chicken-wings, does 25 win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tbsp 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2 tbsp 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 red chilli, sl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–2 cm ginger, gr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 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eggies in Foil</text:p>
          </table:table-cell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w do you do this in advance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scous salad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 either Potato or Couscous?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60g 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ml 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g dried apricots, chopped into quart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walnuts, very roughly chopp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dried dates (about 8) (these are sticky and thus trick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me pomegranate seeds (about 1/4 of a fruit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y Zitronensaft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erman Potato Salad</text:p>
          </table:table-cell>
          <table:table-cell table:style-name="ce2" table:number-columns-repeated="3"/>
          <table:table-cell table:style-name="ce4" office:value-type="float" office:value="16" calcext:value-type="float">
            <text:p>16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cups diced (can be unpeeled)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slices bac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 small onion, dice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4 cup 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ablespoons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ablespoons 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easpoon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8 teaspoon 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ablespoon 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Sweet Potato and Black bean chili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<text:s/>(/4 for main)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tablespoon plus 2 teaspoons extra-virgin 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medium-large sweet potato, peeled and diced (250g)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large onion, diced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loves garlic, mi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ablespoons chili pow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ground cu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easpoon ground chipotle chile (see Note)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4 teaspoon sal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/2 cups wate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5-ounce cans black beans, rinsed</text:p>
          </table:table-cell>
          <table:table-cell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14-ounce can diced tomatoes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lime ju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cup chopped fresh cilantro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easpoons unsweetened cocoa powder</text:p>
          </table:table-cell>
          <table:table-cell table:number-columns-repeated="3"/>
          <table:table-cell table:style-name="ce1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¼ teaspoon ground cinnamon</text:p>
          </table:table-cell>
          <table:table-cell table:number-columns-repeated="3"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Ri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 loaf of brea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oaf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lafourtis</text:p>
          </table:table-cell>
          <table:table-cell table:style-name="ce2" table:number-columns-repeated="4"/>
          <table:table-cell table:style-name="ce2" office:value-type="string" calcext:value-type="string">
            <text:p>No oven - so this can't be done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250g <text:s/>cherries or green apples or peaches in a c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sugar pow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flo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g but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e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 ml mi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 ml creme fraic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pinch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sachet vanil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star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p (250ml) milk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g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bsps CSR Golden Syr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bsp corn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sp vani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/4 banan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nack platter</text:p>
          </table:table-cell>
          <table:table-cell table:style-name="ce2" table:number-columns-repeated="1023"/>
        </table:table-row>
        <table:table-row table:style-name="ro1">
          <table:table-cell/>
          <table:table-cell table:style-name="ce8" office:value-type="string" calcext:value-type="string">
            <text:p>hummus 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pita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veggies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fruit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cookies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crisp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brezeln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salz stangen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frischekäse</text:p>
          </table:table-cell>
          <table:table-cell table:number-columns-repeated="1022"/>
        </table:table-row>
      </table:table>
      <table:table table:name="Proportions" table:style-name="ta1">
        <table:table-column table:style-name="co1" table:number-columns-repeated="2" table:default-cell-style-name="Default"/>
        <table:table-column table:style-name="co1" table:default-cell-style-name="ce16"/>
        <table:table-column table:style-name="co1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Course</text:p>
          </table:table-cell>
          <table:table-cell table:style-name="Default" office:value-type="string" calcext:value-type="string">
            <text:p>Dish</text:p>
          </table:table-cell>
          <table:table-cell office:value-type="string" calcext:value-type="string">
            <text:p>Proportion of the course that this dish accounts for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Food</text:p>
          </table:table-cell>
          <table:table-cell table:formula="of:=[Recipes.A2]" office:value-type="string" office:string-value="Cereal" calcext:value-type="string">
            <text:p>Cerea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table:formula="of:=[Recipes.A8]" office:value-type="string" office:string-value="Fruit" calcext:value-type="string">
            <text:p>Frui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table:formula="of:=[Recipes.A13]" office:value-type="string" office:string-value="Bread" calcext:value-type="string">
            <text:p>Bre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Drink</text:p>
          </table:table-cell>
          <table:table-cell table:formula="of:=[Recipes.A18]" office:value-type="string" office:string-value="Drinks" calcext:value-type="string">
            <text:p>Drin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andwich</text:p>
          </table:table-cell>
          <table:table-cell table:formula="of:=[Recipes.A26]" office:value-type="string" office:string-value="Egg sandwiches" calcext:value-type="string">
            <text:p>Egg sandwiche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table:formula="of:=[Recipes.A33]" office:value-type="string" office:string-value="Cucumber" calcext:value-type="string">
            <text:p>Cucumb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table:formula="of:=[Recipes.A37]" office:value-type="string" office:string-value="Brie / Apple" calcext:value-type="string">
            <text:p>Brie / Appl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table:formula="of:=[Recipes.A41]" office:value-type="string" office:string-value="Bratwurst / mustard / horseradish" calcext:value-type="string">
            <text:p>Bratwurst / mustard / horseradish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eat</text:p>
          </table:table-cell>
          <table:table-cell table:formula="of:=[Recipes.A46]" office:value-type="string" office:string-value="Beef / Sausages / Bratwurst" calcext:value-type="string">
            <text:p>Beef / Sausages / Bratwurs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table:formula="of:=[Recipes.A49]" office:value-type="string" office:string-value="Fish / Salmon" calcext:value-type="string">
            <text:p>Fish / Sal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table:formula="of:=[Recipes.A52]" office:value-type="string" office:string-value="Haloumi" calcext:value-type="string">
            <text:p>Haloumi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table:formula="of:=[Recipes.A64]" office:value-type="string" office:string-value="Chicken wings" calcext:value-type="string">
            <text:p>Chicken wings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table:formula="of:=[Recipes.A58]" office:value-type="string" office:string-value="Sauerkraut" calcext:value-type="string">
            <text:p>Sauerkr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table:formula="of:=[Recipes.A61]" office:value-type="string" office:string-value="Corn" calcext:value-type="string">
            <text:p>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table:formula="of:=[Recipes.A55]" office:value-type="string" office:string-value="Fried onions" calcext:value-type="string">
            <text:p>Fried onion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table:formula="of:=[Recipes.A73]" office:value-type="string" office:string-value="Veggies in Foil" calcext:value-type="string">
            <text:p>Veggies in Foi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table:formula="of:=[Recipes.A82]" office:value-type="string" office:string-value="Couscous salad" calcext:value-type="string">
            <text:p>Couscous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table:formula="of:=[Recipes.A93]" office:value-type="string" office:string-value="German Potato Salad" calcext:value-type="string">
            <text:p>German Potato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Main</text:p>
          </table:table-cell>
          <table:table-cell table:formula="of:=[Recipes.A104]" office:value-type="string" office:string-value="Sweet Potato and Black bean chili" calcext:value-type="string">
            <text:p>Sweet Potato and Black bean ch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table:formula="of:=[Recipes.A126]" office:value-type="string" office:string-value="Clafourtis" calcext:value-type="string">
            <text:p>Clafour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eet stuff</text:p>
          </table:table-cell>
          <table:table-cell table:formula="of:=[Recipes.A137]" office:value-type="string" office:string-value="Custard" calcext:value-type="string">
            <text:p>Cust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inks?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nack break</text:p>
          </table:table-cell>
          <table:table-cell/>
          <table:table-cell table:style-name="Default"/>
          <table:table-cell/>
        </table:table-row>
      </table:table>
      <table:table table:name="Dat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Friday, 18 July?</text:p>
          </table:table-cell>
          <table:table-cell office:value-type="string" calcext:value-type="string">
            <text:p>Saturday, 19 July?</text:p>
          </table:table-cell>
          <table:table-cell office:value-type="string" calcext:value-type="string">
            <text:p>Sunday, 20 July?</text:p>
          </table:table-cell>
          <table:table-cell office:value-type="string" calcext:value-type="string">
            <text:p>Monday, 21 July?</text:p>
          </table:table-cell>
        </table:table-row>
      </table:table>
      <table:table table:name="Manual" table:style-name="ta2">
        <table:table-column table:style-name="co1" table:default-cell-style-name="Default"/>
        <table:table-row table:style-name="ro1">
          <table:table-cell office:value-type="string" calcext:value-type="string">
            <text:p>The bootcamp has four days. Each day has different meals, as indicated in the “Dates” sheet.</text:p>
          </table:table-cell>
        </table:table-row>
        <table:table-row table:style-name="ro1">
          <table:table-cell office:value-type="string" calcext:value-type="string">
            <text:p>Meals are composed of courses, which are composed of recipes. The recipes are expressed in different proportions.</text:p>
          </table:table-cell>
        </table:table-row>
        <table:table-row table:style-name="ro1">
          <table:table-cell office:value-type="string" calcext:value-type="string">
            <text:p>Recipes are composed of ingredients. Each recipe feeds a particular amount of peopl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2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2P2" style:volatile="true">
      <number:currency-symbol/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3T11:34:35.600277628</dc:date>
    <meta:editing-duration>PT1H28M27S</meta:editing-duration>
    <meta:editing-cycles>23</meta:editing-cycles>
    <meta:document-statistic meta:table-count="4" meta:cell-count="418" meta:object-count="0"/>
  </office:meta>
</office:document-meta>
</file>